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5.0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HO Region</text:p>
          </table:table-cell>
          <table:table-cell table:style-name="ce1" office:value-type="string" calcext:value-type="string">
            <text:p>Stillbirth rate per 1000 births</text:p>
          </table:table-cell>
        </table:table-row>
        <table:table-row table:style-name="ro2">
          <table:table-cell office:value-type="string" calcext:value-type="string">
            <text:p>AFR</text:p>
          </table:table-cell>
          <table:table-cell office:value-type="float" office:value="28.1" calcext:value-type="float">
            <text:p>28.1</text:p>
          </table:table-cell>
        </table:table-row>
        <table:table-row table:style-name="ro2">
          <table:table-cell office:value-type="string" calcext:value-type="string">
            <text:p>AM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MR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string" calcext:value-type="string">
            <text:p>EUR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SEAR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WPR</text:p>
          </table:table-cell>
          <table:table-cell office:value-type="float" office:value="10.2" calcext:value-type="float">
            <text:p>1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awkes</meta:initial-creator>
    <meta:creation-date>2013-08-08T14:18:53.895479386</meta:creation-date>
    <dc:date>2013-08-08T14:29:42.338926399</dc:date>
    <dc:creator>Nathan Hawkes</dc:creator>
    <meta:editing-duration>P0D</meta:editing-duration>
    <meta:editing-cycles>1</meta:editing-cycles>
    <meta:document-statistic meta:table-count="1" meta:cell-count="14" meta:object-count="0"/>
    <meta:generator>LibreOffice/4.1.0.4$Linux_x86 LibreOffice_project/410$Build-4</meta:generator>
  </office:meta>
</office:document-meta>
</file>